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style:font-name="Courier New" fo:font-size="10pt" style:font-size-asian="10pt" style:font-size-complex="10pt"/>
    </style:style>
    <style:style style:name="P7" style:family="paragraph" style:parent-style-name="Text_20_body" style:list-style-name="L1">
      <style:paragraph-properties fo:margin-left="1.251cm" fo:margin-right="0cm" fo:text-indent="0cm" style:auto-text-indent="false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Standard" style:master-page-name="">
      <style:paragraph-properties fo:padding="0.049cm" fo:border="0.002cm solid #000000" style:shadow="none"/>
      <style:text-properties style:font-name="Courier New" fo:font-size="10pt" style:font-size-asian="10pt" style:font-size-complex="10pt"/>
    </style:style>
    <style:style style:name="P10" style:family="paragraph" style:parent-style-name="Standard">
      <style:paragraph-properties fo:padding="0.049cm" fo:border="0.002cm solid #000000" style:shadow="none"/>
      <style:text-properties style:font-name="Courier New" fo:font-size="10pt" style:font-size-asian="10pt" style:font-size-complex="10pt"/>
    </style:style>
    <style:style style:name="P11" style:family="paragraph" style:parent-style-name="Text_20_body" style:list-style-name="L2">
      <style:text-properties fo:font-style="normal" style:font-style-asian="normal" style:font-style-complex="normal"/>
    </style:style>
    <style:style style:name="P12" style:family="paragraph" style:parent-style-name="Text_20_body" style:list-style-name="L3">
      <style:text-properties fo:font-style="normal" style:font-style-asian="normal" style:font-style-complex="normal"/>
    </style:style>
    <style:style style:name="P13" style:family="paragraph" style:parent-style-name="Text_20_body" style:list-style-name="L4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14" style:family="paragraph" style:parent-style-name="Text_20_body" style:list-style-name="L4">
      <style:paragraph-properties fo:margin-left="1.251cm" fo:margin-right="0cm" fo:text-indent="0cm" style:auto-text-indent="false"/>
      <style:text-properties style:font-name="Times New Roman" fo:font-style="italic" style:font-style-asian="italic" style:font-style-complex="italic"/>
    </style:style>
    <style:style style:name="P15" style:family="paragraph" style:parent-style-name="Text_20_body" style:list-style-name="L4">
      <style:paragraph-properties fo:margin-left="1.251cm" fo:margin-right="0cm" fo:text-indent="0cm" style:auto-text-indent="false"/>
      <style:text-properties style:font-name="Times New Roman" fo:font-style="normal" style:font-style-asian="normal" style:font-style-complex="normal"/>
    </style:style>
    <style:style style:name="P16" style:family="paragraph" style:parent-style-name="Text_20_body" style:list-style-name="L4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7" style:family="paragraph" style:parent-style-name="Heading_20_3">
      <style:text-properties fo:font-style="normal" style:font-style-asian="normal" style:font-style-complex="normal"/>
    </style:style>
    <style:style style:name="P18" style:family="paragraph" style:parent-style-name="Text_20_body">
      <style:text-properties fo:font-style="normal" style:font-style-asian="normal" style:font-style-complex="normal"/>
    </style:style>
    <style:style style:name="P19" style:family="paragraph" style:parent-style-name="Text_20_body" style:list-style-name="L6">
      <style:paragraph-properties fo:margin-left="1.251cm" fo:margin-right="0cm" fo:text-indent="0cm" style:auto-text-indent="false"/>
    </style:style>
    <style:style style:name="P20" style:family="paragraph" style:parent-style-name="Text_20_body">
      <style:text-properties style:font-name="Courier New"/>
    </style:style>
    <style:style style:name="P21" style:family="paragraph" style:parent-style-name="Text_20_body" style:list-style-name="L7"/>
    <style:style style:name="P22" style:family="paragraph" style:parent-style-name="Text_20_body" style:list-style-name="L8">
      <style:paragraph-properties fo:margin-left="1.251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 New"/>
    </style:style>
    <style:style style:name="T6" style:family="text">
      <style:text-properties style:font-name="Courier New" fo:font-style="normal" style:font-style-asian="normal" style:font-style-complex="normal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423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69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96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23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50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77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04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31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58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853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1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48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5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2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9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6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3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10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42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-0.21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05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32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59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86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13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67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94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21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-0.3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9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2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4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7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0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3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5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8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1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JavaChecker Guide. <text:s/></text:p>
      <text:p text:style-name="P1">Version 2.0</text:p>
      <text:p text:style-name="P1">Ruslan Shevchenko &lt;<text:a xlink:type="simple" xlink:href="mailto:Ruslan@Shevchenko.Kiev.UA">Ruslan@Shevchenko.Kiev.UA</text:a>&gt;</text:p>
      <text:p text:style-name="P1">Grad-Soft Ltd (<text:a xlink:type="simple" xlink:href="http://www.gradsoft.ua/">http://www.gradsoft.ua</text:a>), Kiev, Ukraine.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<text:tab/>1</text:p>
          <text:p text:style-name="P3">Invoking<text:tab/>1</text:p>
          <text:p text:style-name="P4">Command line.<text:tab/>1</text:p>
          <text:p text:style-name="P4">ANT <text:s/>task <text:s text:c="4"/><text:tab/>1</text:p>
          <text:p text:style-name="P3">Configuration <text:tab/>1</text:p>
          <text:p text:style-name="P4">Predefined checks<text:tab/>1</text:p>
          <text:p text:style-name="P5"><text:s/>Naming <text:tab/>1</text:p>
          <text:p text:style-name="P5"><text:s/>Misc. <text:s/>style checks.<text:tab/>1</text:p>
          <text:p text:style-name="P5"><text:s/>Exceptions<text:tab/>1</text:p>
          <text:p text:style-name="P4">Advanced <text:s/>usage: write custom checks<text:tab/>1</text:p>
          <text:p text:style-name="P5"><text:s text:c="3"/>General <text:s/>processing <text:s/>structure.<text:tab/>1</text:p>
          <text:p text:style-name="P5"><text:s text:c="3"/>BT-Patten checks.<text:tab/>1</text:p>
        </text:index-body>
      </text:table-of-content>
      <text:h text:style-name="Heading_20_1" text:outline-level="1"/>
      <text:h text:style-name="Heading_20_1" text:outline-level="1">Introduction</text:h>
      <text:p text:style-name="Text_20_body"><text:s text:c="3"/>JavaChecker is a static analyzer tool for java language, based on TermWare technology. </text:p>
      <text:h text:style-name="Heading_20_1" text:outline-level="1">Invoking</text:h>
      <text:h text:style-name="Heading_20_2" text:outline-level="2">Command line.</text:h>
      <text:p text:style-name="Text_20_body">Invoking from command line is simple: <text:s/>you can use JavaChecker2.bat <text:s/>(or sh) <text:s/>from <text:span text:style-name="T1">bin</text:span> subdirectory of <text:s/>installation package with source directory as argument and may be some additional output. <text:s text:c="2"/>--help option show next:</text:p>
      <text:p text:style-name="P6">Usage: JavaChecker [options] directory</text:p>
      <text:p text:style-name="P6">where options must be one from:</text:p>
      <text:p text:style-name="P6"><text:s text:c="2"/>--prefs fname <text:s text:c="13"/>read configuration from preferences file fname.</text:p>
      <text:p text:style-name="P6"><text:s text:c="2"/>--showFiles <text:s text:c="15"/>during check, print names of analyzed files.</text:p>
      <text:p text:style-name="P6"><text:s text:c="2"/>--help <text:s text:c="20"/>output this help message.</text:p>
      <text:p text:style-name="P6"><text:s text:c="2"/>--output fname <text:s text:c="12"/>write report to file fname</text:p>
      <text:p text:style-name="P6"><text:s text:c="2"/>--debug <text:s text:c="19"/>put to stderr a lot of debug output</text:p>
      <text:p text:style-name="P6"><text:s text:c="2"/>--dump <text:s text:c="20"/>dump to stdout AST of parsed files</text:p>
      <text:p text:style-name="P6"><text:s text:c="2"/>--q <text:s text:c="23"/>minimize output to stdout</text:p>
      <text:h text:style-name="Heading_20_2" text:outline-level="2">ANT <text:s/>task <text:s text:c="4"/></text:h>
      <text:p text:style-name="Text_20_body"><text:s text:c="6"/>JavaChecker can be integrated with apacha ant build tool. Just add next task definition to you build.xml file:</text:p>
      <text:p text:style-name="Text_20_body"/>
      <text:p text:style-name="P6"><text:s/>&lt;taskdef name="javachecker" classname="ua.gradsoft.javachecker.ant.JavaCheckerTask"&gt;</text:p>
      <text:p text:style-name="P6"><text:s text:c="5"/>&lt;classpath&gt;</text:p>
      <text:p text:style-name="P6"><text:s text:c="9"/>&lt;pathelement location="${jchhome}/jlib/JavaChecker.jar"/&gt;</text:p>
      <text:p text:style-name="P6"><text:s text:c="10"/>&lt;pathelement location="${jchhome}/jlib/TermWare.jar"/&gt;</text:p>
      <text:p text:style-name="P6"><text:s text:c="5"/>&lt;/classpath&gt;</text:p>
      <text:p text:style-name="P6">&lt;/taskdef&gt;</text:p>
      <text:p text:style-name="P6"/>
      <text:p text:style-name="Text_20_body"><text:s text:c="6"/>where ${jchhome} is a property which point to directory where JavaChecker is installed.</text:p>
      <text:p text:style-name="Text_20_body"><text:s text:c="5"/>Then you can use ant task javachecker <text:s/>with following attributes:</text:p>
      <text:list text:style-name="L1">
        <text:list-item>
          <text:p text:style-name="P7"><text:s/>jchhome - required, must be set to directory, where javachecker is installed.</text:p>
        </text:list-item>
        <text:list-item>
          <text:p text:style-name="P7"><text:s/>input - required, must be set to directory, where located java files, which you want to check.</text:p>
        </text:list-item>
        <text:list-item>
          <text:p text:style-name="P7"><text:s/>output - optional, must be set to filename, where report will be printed. Otherwise, report will be printed to stdout.</text:p>
        </text:list-item>
        <text:list-item>
          <text:p text:style-name="P7"><text:s/>prefs - optional, must be set to xml prefernces file with JavaChecker configuration.</text:p>
        </text:list-item>
        <text:list-item>
          <text:p text:style-name="P7"><text:s/>showfiles - optional, analog of --showFiles <text:s/>option <text:s/></text:p>
        </text:list-item>
        <text:list-item>
          <text:p text:style-name="P7"><text:s/>q - optional, analog of <text:s/>-q <text:s/>option.</text:p>
        </text:list-item>
      </text:list>
      <text:p text:style-name="Text_20_body"><text:s text:c="4"/>Example:</text:p>
      <text:p text:style-name="P6"><text:s text:c="3"/>&lt;target name="check" depend="build" &gt;</text:p>
      <text:p text:style-name="P6"><text:s text:c="5"/>&lt;JavaChecker jchhome="${jchhome}" </text:p>
      <text:p text:style-name="P6"><text:s text:c="9"/>input="src" output="jchreport.txt" prefs="etc/jchprefs.xml" /&gt;</text:p>
      <text:p text:style-name="P6"><text:s text:c="3"/>&lt;/target&gt;</text:p>
      <text:p text:style-name="Text_20_body"><text:s text:c="2"/></text:p>
      <text:h text:style-name="Heading_20_1" text:outline-level="1">Configuration </text:h>
      <text:p text:style-name="Text_20_body"><text:s text:c="3"/>JavaChecker can be configured via preferences file. Example of <text:s/>such file can be found in <text:span text:style-name="T2">etc </text:span><text:span text:style-name="T3">subdirectory of <text:s/>JavaChecker distribution, or cited here:</text:span></text:p>
      <text:p text:style-name="P8"/>
      <text:p text:style-name="P9">&lt;?xml version="1.0" encoding="UTF-8"?&gt;</text:p>
      <text:p text:style-name="P10">&lt;!DOCTYPE preferences SYSTEM "http://java.sun.com/dtd/preferences.dtd"&gt;</text:p>
      <text:p text:style-name="P10">&lt;preferences&gt;</text:p>
      <text:p text:style-name="P10">&lt;root type="user"&gt;</text:p>
      <text:p text:style-name="P10"><text:s/>&lt;map /&gt;</text:p>
      <text:p text:style-name="P10"><text:s/>&lt;node name="ua" &gt;</text:p>
      <text:p text:style-name="P10"><text:s text:c="2"/>&lt;map /&gt;</text:p>
      <text:p text:style-name="P10"><text:s text:c="2"/>&lt;node name="kiev" &gt;</text:p>
      <text:p text:style-name="P10"><text:s text:c="2"/>&lt;map /&gt;</text:p>
      <text:p text:style-name="P10"><text:s text:c="4"/>&lt;node name="gradsoft" &gt;</text:p>
      <text:p text:style-name="P10"><text:s text:c="4"/>&lt;map /&gt;</text:p>
      <text:p text:style-name="P10"><text:s text:c="6"/>&lt;node name="JavaChecker" &gt;</text:p>
      <text:p text:style-name="P10"><text:s text:c="7"/>&lt;map&gt;</text:p>
      <text:p text:style-name="P10"><text:s text:c="9"/>&lt;!-- JavaChecker config file for properties --&gt;</text:p>
      <text:p text:style-name="P10"><text:s text:c="9"/>&lt;!-- usage: JavaChecker -prefs &lt;this-file&gt; <text:s/>--&gt;</text:p>
      <text:p text:style-name="P10"><text:s text:c="9"/>&lt;entry key="CheckEmptyCatchClauses" value="true" /&gt;</text:p>
      <text:p text:style-name="P10"><text:s text:c="9"/>&lt;entry key="CheckGenericExceptionCatchClauses" value="true" /&gt;</text:p>
      <text:p text:style-name="P10"><text:s text:c="9"/>&lt;entry key="CheckGenericExceptionSpecifications" value="true" /&gt;</text:p>
      <text:p text:style-name="P10"><text:s text:c="9"/>&lt;entry key="CheckOverloadedEquals" value="true" /&gt;</text:p>
      <text:p text:style-name="P10"><text:s text:c="9"/>&lt;entry key="CheckSynchronizeViolations" value="true" /&gt;</text:p>
      <text:p text:style-name="P10"><text:s text:c="9"/>&lt;entry key="CheckNamePatterns" value="true" /&gt;</text:p>
      <text:p text:style-name="P10"><text:s text:c="9"/>&lt;entry key="NonFinalFieldNamePattern" value="[a-z].*_" /&gt;</text:p>
      <text:p text:style-name="P10"><text:s text:c="9"/>&lt;entry key="FinalFieldNamePattern" </text:p>
      <text:p text:style-name="P10"><text:s text:c="22"/>value="[A-Z]([A-Z]|[0-9]|_)*|serialVersionUID" /&gt;</text:p>
      <text:p text:style-name="P10"><text:s text:c="9"/>&lt;entry key="ClassNamePattern" value="[A-Z].*" /&gt;</text:p>
      <text:p text:style-name="P10"><text:s text:c="9"/>&lt;entry key="LocalVariableNamePattern" </text:p>
      <text:p text:style-name="P10"><text:s text:c="28"/>value="[a-z]([A-Z]|[0-9]|[a-z]|_)*([A-Z]|[a-z]|[0-9])" /&gt;</text:p>
      <text:p text:style-name="P10"><text:s text:c="9"/>&lt;entry key="MethodNamePattern" value="[a-z].*" /&gt;</text:p>
      <text:p text:style-name="P10"><text:s text:c="9"/>&lt;entry key=”EnumConstantNamePattern” <text:s/>value=”([A-Z]|[0-9])+” /&gt;</text:p>
      <text:p text:style-name="P10"><text:s text:c="9"/>&lt;entry key="CheckNonFinalPublicFields" value="true" /&gt;</text:p>
      <text:p text:style-name="P10"><text:s text:c="7"/>&lt;/map&gt;</text:p>
      <text:p text:style-name="P10"><text:s text:c="4"/>&lt;/node&gt;</text:p>
      <text:p text:style-name="P10"><text:s text:c="3"/>&lt;/node&gt;</text:p>
      <text:p text:style-name="P10"><text:s text:c="2"/>&lt;/node&gt;</text:p>
      <text:p text:style-name="P10"><text:s/>&lt;/node&gt; </text:p>
      <text:p text:style-name="P10">&lt;/root&gt;</text:p>
      <text:p text:style-name="P10">&lt;/preferences&gt;</text:p>
      <text:p text:style-name="P10"/>
      <text:p text:style-name="Text_20_body"/>
      <text:p text:style-name="Text_20_body"><text:s text:c="4"/>As we see, in</text:p>
      <text:h text:style-name="Heading_20_2" text:outline-level="2">Predefined checks</text:h>
      <text:h text:style-name="Heading_20_3" text:outline-level="3"><text:s/>Naming </text:h>
      <text:p text:style-name="Text_20_body"><text:s text:c="5"/>JavaChecker can perform style checking of identifiers, which based on role of identifier and regular expression pattern for this roles. <text:s/>This check is enabled by property <text:s/><text:span text:style-name="T1">CheckNamePatterns</text:span><text:span text:style-name="T4"> and by default follows the Sun Java Convention. Configuration properties are next:</text:span></text:p>
      <text:list text:style-name="L2">
        <text:list-item>
          <text:p text:style-name="P11"><text:span text:style-name="T1">ClassNamePattern</text:span> <text:s/>-- set pattern for names of classes, interfaces and enums. (default <text:s/>is <text:s/>[A-Z_]+.*)</text:p>
        </text:list-item>
        <text:list-item>
          <text:p text:style-name="P11"><text:span text:style-name="T1">MethodNamePattern</text:span> – set pattern for method names. <text:s/>(default is <text:s/><text:span text:style-name="T1">[a-z]+([A-Z]|[0-9]|[a-z]|_)*</text:span></text:p>
        </text:list-item>
      </text:list>
      <text:list text:style-name="L3">
        <text:list-item>
          <text:p text:style-name="P12">For names of <text:s/>variables and function parameters:</text:p>
        </text:list-item>
      </text:list>
      <text:list text:style-name="L4">
        <text:list-item>
          <text:p text:style-name="P13"><text:span text:style-name="T1">NonFinalFieldNamePattern</text:span> – <text:s/>non-final fields. Default is <text:span text:style-name="T5">[a-z].*</text:span></text:p>
        </text:list-item>
        <text:list-item>
          <text:p text:style-name="P14">FinalFieldNamePattern<text:span text:style-name="T4"> – <text:s/>final fields. <text:s text:c="2"/>Default is </text:span><text:span text:style-name="T6">[A-Z](A-Z|_|0-9)*|serialVersionUID</text:span></text:p>
        </text:list-item>
        <text:list-item>
          <text:p text:style-name="P14">LocalVaribleNamePattern – <text:span text:style-name="T4">local variables and formal parameters. <text:s/>Default is [a-z]+([A-Z]|[a-z]|_[0-9])*</text:span></text:p>
        </text:list-item>
        <text:list-item>
          <text:p text:style-name="P15"><text:span text:style-name="T1">EnumConstantNamePattern</text:span> – for enumeration constants. <text:s/>Default is <text:span text:style-name="T5">[A-Z](A-Z|_|0-9)*</text:span></text:p>
        </text:list-item>
        <text:list-item>
          <text:p text:style-name="P16"><text:span text:style-name="T7">TypeArgumentNamePattern</text:span><text:span text:style-name="T8"> – for name of type parameters. <text:s/>Default is [A-Z]+([A-Z]|[0-9])*</text:span></text:p>
        </text:list-item>
      </text:list>
      <text:h text:style-name="P17" text:outline-level="3"><text:s/>Misc. <text:s/>style checks.</text:h>
      <text:p text:style-name="P18"><text:s text:c="3"/>Also exists some predefined style checks:</text:p>
      <text:list text:style-name="L6">
        <text:list-item>
          <text:p text:style-name="P19"><text:s text:c="5"/><text:span text:style-name="T1">CheckEmptyFile <text:s/>-- </text:span><text:span text:style-name="T4">if enabled, warn about empty java files in project.</text:span></text:p>
        </text:list-item>
        <text:list-item>
          <text:p text:style-name="P19"><text:s text:c="5"/><text:span text:style-name="T1">EmptyPackageName – </text:span><text:span text:style-name="T4">warn about empty package name.</text:span></text:p>
        </text:list-item>
        <text:list-item>
          <text:p text:style-name="P19"><text:s text:c="5"/><text:span text:style-name="T1">NonFinalPublicFields <text:s/>-- </text:span><text:span text:style-name="T4">warn about non-final public fields.</text:span></text:p>
        </text:list-item>
      </text:list>
      <text:p text:style-name="Text_20_body"/>
      <text:h text:style-name="Heading_20_3" text:outline-level="3"><text:s/>Exceptions</text:h>
      <text:h text:style-name="Heading_20_2" text:outline-level="2">Advanced <text:s/>usage: write custom checks</text:h>
      <text:h text:style-name="Heading_20_3" text:outline-level="3"><text:s text:c="3"/>General <text:s/>processing <text:s/>structure.</text:h>
      <text:p text:style-name="Text_20_body"/>
      <text:p text:style-name="Text_20_body"><text:s text:c="6"/>So, what is a software check (or more general – any AST processing) as pluggable interface: <text:s/>it consists from <text:s text:c="2"/>name, type, description and <text:s/>configuration properties, whih depends from type of <text:s/>processing.</text:p>
      <text:p text:style-name="Text_20_body">List of all external <text:s/>checks are situated in &lt;conf&gt;/etc subdirecotry.</text:p>
      <text:p text:style-name="Text_20_body">Each check is described as check definition file, which looks as follows:</text:p>
      <text:p text:style-name="Text_20_body">Example:</text:p>
      <text:p text:style-name="P6">[</text:p>
      <text:p text:style-name="P6"><text:s text:c="4"/>check(CheckMyCompanyPackageName,</text:p>
      <text:p text:style-name="P6"><text:s text:c="6"/>description("Check that names of packages are started from com.mycompany"),</text:p>
      <text:p text:style-name="P6"><text:s text:c="6"/>scope(COMPILATION_UNIT),</text:p>
      <text:p text:style-name="P6"><text:s text:c="6"/>type(BT_PATTERN),</text:p>
      <text:p text:style-name="P6"><text:s text:c="6"/>enabled(true),</text:p>
      <text:p text:style-name="P6"><text:s text:c="6"/>ruleset(</text:p>
      <text:p text:style-name="P6"><text:s text:c="9"/>PackageDeclaration(Name([$x,$y])-&gt;COM_MY_COMPANY([$x,$y],$x),</text:p>
      <text:p text:style-name="P6"><text:s text:c="9"/>COM_MY_COMPANY([Identifier(com),[Identifier(mycompany),$x]],$y) -&gt; true</text:p>
      <text:p text:style-name="P6"><text:s text:c="66"/>|-&gt; false</text:p>
      <text:p text:style-name="P6"><text:s text:c="9"/>[violationDiscovered("Naming", "package does not start from com.mycompany",$y)]</text:p>
      <text:p text:style-name="P6"><text:s text:c="7"/>)</text:p>
      <text:p text:style-name="P20"><text:span text:style-name="T9"><text:s/>);</text:span> <text:s text:c="4"/></text:p>
      <text:p text:style-name="P20">]</text:p>
      <text:p text:style-name="Text_20_body"><text:s text:c="4"/>Looks more detailed: <text:s/>name and description entries are obvious. Scope is define proceesing scope and must be one of:</text:p>
      <text:list text:style-name="L7">
        <text:list-item>
          <text:p text:style-name="P21">COMPILATION_UNIT <text:s/>-- check is applied to each compilation unit.</text:p>
        </text:list-item>
        <text:list-item>
          <text:p text:style-name="P21">TYPE <text:s/>-- rules are applied to each type definition inside each compilation unit.</text:p>
        </text:list-item>
      </text:list>
      <text:p text:style-name="Text_20_body"><text:s text:c="3"/>Type must be one of:</text:p>
      <text:list text:style-name="L8">
        <text:list-item>
          <text:p text:style-name="P22">BT_PATTERN <text:s/>-- rules in ruleset are applied with bt-strategy. In short the work of rules is to determinate syntax patterns, reduce one and call special “violationDiscovered” action in case of finding problem <text:s/>(see TermWare documentation for details of <text:s/>different strategies). <text:s/>How to prepare rulesets is described in next chapter.</text:p>
        </text:list-item>
        <text:list-item>
          <text:p text:style-name="P22">CLASS – model is passed to class, which implement appropriative callback interface. This type is not implemented yet.</text:p>
        </text:list-item>
      </text:list>
      <text:h text:style-name="Heading_20_3" text:outline-level="3"><text:s text:c="3"/>BT-Patten checks.</text:h>
      <text:p text:style-name="Text_20_body"/>
      <text:p text:style-name="Text_20_body"/>
      <text:p text:style-name="Text_20_body"><text:s text:c="3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0$Win32 OpenOffice.org_project/680m180$Build-9056</meta:generator>
    <meta:creation-date>2006-09-18T22:53:10</meta:creation-date>
    <dc:date>2007-01-04T14:35:33</dc:date>
    <dc:language>uk-UA</dc:language>
    <meta:editing-cycles>10</meta:editing-cycles>
    <meta:editing-duration>P2DT17H51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8" meta:word-count="885" meta:character-count="6985"/>
  </office:meta>
</office:document-meta>
</file>